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94mm"/>
    </style:style>
    <style:style style:name="co2" style:family="table-column">
      <style:table-column-properties fo:break-before="auto" style:column-width="123.83mm"/>
    </style:style>
    <style:style style:name="co3" style:family="table-column">
      <style:table-column-properties fo:break-before="auto" style:column-width="16mm"/>
    </style:style>
    <style:style style:name="co4" style:family="table-column">
      <style:table-column-properties fo:break-before="auto" style:column-width="159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2">
          <table:table-cell table:style-name="ce2" office:value-type="string" calcext:value-type="string">
            <text:p>20mm High density polyethylene HDPE (tabla de cortar carne)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mm Polycarbonate shee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 receiver</text:p>
          </table:table-cell>
          <table:table-cell office:value-type="string" calcext:value-type="string">
            <text:p>OrangeRx R615X DSM2_DSMX Compatible 6Ch 2.4GHz Receiver w_CPP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hobbyking.com/es_es/orangerx-r615x-dsm2-dsmx-compatible-6ch-2-4ghz-receiver-w-cppm.html" xlink:type="simple">https://hobbyking.com/es_es/orangerx-r615x-dsm2-dsmx-compatible-6ch-2-4ghz-receiver-w-cppm.html</text:a></text:p>
          </table:table-cell>
        </table:table-row>
        <table:table-row table:style-name="ro1">
          <table:table-cell office:value-type="string" calcext:value-type="string">
            <text:p>Wheels motor driver</text:p>
          </table:table-cell>
          <table:table-cell office:value-type="string" calcext:value-type="string">
            <text:p>FingerTech tinyESC v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fingertechrobotics.com/proddetail.php?prod=ft-tinyESCv2" xlink:type="simple">https://www.fingertechrobotics.com/proddetail.php?prod=ft-tinyESCv2</text:a></text:p>
          </table:table-cell>
        </table:table-row>
        <table:table-row table:style-name="ro1">
          <table:table-cell office:value-type="string" calcext:value-type="string">
            <text:p>Weapon motor ESC</text:p>
          </table:table-cell>
          <table:table-cell office:value-type="string" calcext:value-type="string">
            <text:p>TURNIGY Plush 10amp Speed Controller w/BEC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hobbyking.com/en_us/turnigy-plush-10amp-9gram-speed-controller.html" xlink:type="simple">https://hobbyking.com/en_us/turnigy-plush-10amp-9gram-speed-controller.html</text:a></text:p>
          </table:table-cell>
        </table:table-row>
        <table:table-row table:style-name="ro1">
          <table:table-cell office:value-type="string" calcext:value-type="string">
            <text:p>LiPo Battery</text:p>
          </table:table-cell>
          <table:table-cell office:value-type="string" calcext:value-type="string">
            <text:p>Turnigy nano-tech 450mAh 3S 65C Lipo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hobbyking.com/es_es/turnigy-nano-tech-450mah-3s-65c-lipo-e-flite-compatible-blade-180cfx-eflb4503sj30.html" xlink:type="simple">https://hobbyking.com/es_es/turnigy-nano-tech-450mah-3s-65c-lipo-e-flite-compatible-blade-180cfx-eflb4503sj30.html</text:a></text:p>
          </table:table-cell>
        </table:table-row>
        <table:table-row table:style-name="ro1">
          <table:table-cell office:value-type="string" calcext:value-type="string">
            <text:p>Wheels motor</text:p>
          </table:table-cell>
          <table:table-cell office:value-type="string" calcext:value-type="string">
            <text:p>FingerTech_Silver_Spark 16mm 33.3:1Motor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fingertechrobotics.com/proddetail.php?prod=ft-Sspark16" xlink:type="simple">https://www.fingertechrobotics.com/proddetail.php?prod=ft-Sspark16</text:a></text:p>
          </table:table-cell>
        </table:table-row>
        <table:table-row table:style-name="ro1">
          <table:table-cell office:value-type="string" calcext:value-type="string">
            <text:p>Wheels</text:p>
          </table:table-cell>
          <table:table-cell office:value-type="string" calcext:value-type="string">
            <text:p>Lite Flites 2.25" wheel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www.fingertechrobotics.com/proddetail.php?prod=ft-lite-hubs" xlink:type="simple">https://www.fingertechrobotics.com/proddetail.php?prod=ft-lite-hubs</text:a></text:p>
          </table:table-cell>
        </table:table-row>
        <table:table-row table:style-name="ro1">
          <table:table-cell office:value-type="string" calcext:value-type="string">
            <text:p>Weapon motor</text:p>
          </table:table-cell>
          <table:table-cell office:value-type="string" calcext:value-type="string">
            <text:p>Turnigy Park300 Brushless Outrunner 1380kv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hobbyking.com/es_es/turnigy-park300-brushless-outrunner-1380kv.html" xlink:type="simple">https://hobbyking.com/es_es/turnigy-park300-brushless-outrunner-1380kv.html</text:a>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"Chipper" Weapon Blad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fingertechrobotics.com/proddetail.php?prod=chipper-blade" xlink:type="simple">https://www.fingertechrobotics.com/proddetail.php?prod=chipper-blade</text:a></text:p>
          </table:table-cell>
        </table:table-row>
        <table:table-row table:style-name="ro1">
          <table:table-cell office:value-type="string" calcext:value-type="string">
            <text:p>Weapon hub</text:p>
          </table:table-cell>
          <table:table-cell office:value-type="string" calcext:value-type="string">
            <text:p>FingerTech Blade Hub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www.fingertechrobotics.com/proddetail.php?prod=ft-blade-hub" xlink:type="simple">https://www.fingertechrobotics.com/proddetail.php?prod=ft-blade-hub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11">
          <table:table-cell table:number-columns-repeated="2"/>
          <table:table-cell table:style-name="Default"/>
          <table:table-cell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9:37:45.816540680</meta:creation-date>
    <dc:date>2019-10-27T17:00:43.193627890</dc:date>
    <meta:editing-duration>PT17M35S</meta:editing-duration>
    <meta:editing-cycles>2</meta:editing-cycles>
    <meta:generator>LibreOffice/6.1.2.1$MacOSX_X86_64 LibreOffice_project/65905a128db06ba48db947242809d14d3f9a93fe</meta:generator>
    <meta:document-statistic meta:table-count="1" meta:cell-count="44" meta:object-count="0"/>
    <meta:user-defined meta:name=""/>
  </office:meta>
</office:document-meta>
</file>